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659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6.588cm" svg:y="3.667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3.286cm" svg:y="4.048cm">
          <text:p text:style-name="P1">SF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1.668cm" svg:y="3.667cm">
          <text:p text:style-name="P1">Lan925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16.367cm" svg:y="4.429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16.367cm" svg:y="5.699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016cm" svg:x="11.668cm" svg:y="1.635cm">
          <text:p text:style-name="P1">EEPRO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1.016cm" svg:x="8.112cm" svg:y="1.635cm">
          <text:p text:style-name="P1">Fl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159cm" svg:height="1.016cm" svg:x="16.367cm" svg:y="7.985cm">
          <text:p text:style-name="P1">GPI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16.367cm" svg:y="9.382cm">
          <text:p text:style-name="P1">GPI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16.367cm" svg:y="10.779cm">
          <text:p text:style-name="P1">GPI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16.367cm" svg:y="12.557cm">
          <text:p text:style-name="P1">POF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16.367cm" svg:y="13.954cm">
          <text:p text:style-name="P1">POF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3.286cm" svg:y="5.953cm">
          <text:p text:style-name="P1">USB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3.286cm" svg:y="1.889cm">
          <text:p text:style-name="P1">JTA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3.286cm" svg:y="11.287cm">
          <text:p text:style-name="P1">L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3.286cm" svg:y="12.811cm">
          <text:p text:style-name="P1">JUMP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445cm" svg:y1="4.556cm" svg:x2="6.588cm" svg:y2="4.556cm">
          <text:p/>
        </draw:line>
        <draw:line draw:style-name="gr5" draw:text-style-name="P2" draw:layer="layout" svg:x1="9.128cm" svg:y1="2.651cm" svg:x2="9.128cm" svg:y2="3.667cm">
          <text:p/>
        </draw:line>
        <draw:custom-shape draw:style-name="gr6" draw:text-style-name="P1" draw:layer="layout" svg:width="1.27cm" svg:height="0.635cm" svg:x="10.398cm" svg:y="5.444cm">
          <text:p/>
          <draw:enhanced-geometry svg:viewBox="0 0 21600 21600" draw:text-areas="?f5 ?f1 ?f6 ?f3" draw:mirror-vertic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2" draw:layer="layout" svg:x1="13.573cm" svg:y1="2.651cm" svg:x2="13.573cm" svg:y2="3.667cm">
          <text:p/>
        </draw:line>
        <draw:line draw:style-name="gr5" draw:text-style-name="P2" draw:layer="layout" svg:x1="10.017cm" svg:y1="3.667cm" svg:x2="10.017cm" svg:y2="3.032cm">
          <text:p/>
        </draw:line>
        <draw:line draw:style-name="gr5" draw:text-style-name="P2" draw:layer="layout" svg:x1="13.573cm" svg:y1="3.032cm" svg:x2="10.017cm" svg:y2="3.032cm">
          <text:p/>
        </draw:line>
        <draw:line draw:style-name="gr5" draw:text-style-name="P2" draw:layer="layout" svg:x1="15.478cm" svg:y1="4.937cm" svg:x2="16.367cm" svg:y2="4.937cm">
          <text:p/>
        </draw:line>
        <draw:line draw:style-name="gr5" draw:text-style-name="P2" draw:layer="layout" svg:x1="15.478cm" svg:y1="6.207cm" svg:x2="16.367cm" svg:y2="6.207cm">
          <text:p/>
        </draw:line>
        <draw:custom-shape draw:style-name="gr7" draw:text-style-name="P1" draw:layer="layout" svg:width="2.667cm" svg:height="1.397cm" svg:x="4.937cm" svg:y="8.239cm">
          <text:p text:style-name="P1">Pow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445cm" svg:y1="6.461cm" svg:x2="6.588cm" svg:y2="6.461cm">
          <text:p/>
        </draw:line>
        <draw:polyline draw:style-name="gr5" draw:text-style-name="P2" draw:layer="layout" svg:width="1.118cm" svg:height="1.793cm" draw:transform="rotate (-0.342957198016886) translate (4.429cm 6.969cm)" svg:viewBox="0 0 1119 1794" draw:points="0,0 641,1794 1119,1623">
          <text:p/>
        </draw:polyline>
        <draw:polyline draw:style-name="gr5" draw:text-style-name="P2" draw:layer="layout" svg:width="2.504cm" svg:height="1.094cm" draw:transform="rotate (-0.531801823082672) translate (6.00015958844962cm 1.45339659664922cm)" svg:viewBox="0 0 2505 1095" draw:points="0,1095 1861,0 2505,1095">
          <text:p/>
        </draw:polyline>
        <draw:polyline draw:style-name="gr5" draw:text-style-name="P2" draw:layer="layout" svg:width="5.719cm" svg:height="4.705cm" draw:transform="skewX (6.92061914559252E-017) rotate (-1.21928701544324) translate (14.3976175505229cm 5.91702889611074cm)" svg:viewBox="0 0 5720 4706" draw:points="0,4531 477,4706 2139,175 5239,1312 5720,0">
          <text:p/>
        </draw:polyline>
        <draw:line draw:style-name="gr5" draw:text-style-name="P2" draw:layer="layout" svg:x1="16.367cm" svg:y1="9.89cm" svg:x2="14.97cm" svg:y2="9.89cm">
          <text:p/>
        </draw:line>
        <draw:line draw:style-name="gr5" draw:text-style-name="P2" draw:layer="layout" svg:x1="16.367cm" svg:y1="8.493cm" svg:x2="14.97cm" svg:y2="8.493cm">
          <text:p/>
        </draw:line>
        <draw:polyline draw:style-name="gr5" draw:text-style-name="P2" draw:layer="layout" svg:width="5.039cm" svg:height="2.684cm" draw:transform="rotate (-2.24187542418672) translate (10.2148141133555cm 9.14665982724383cm)" svg:viewBox="0 0 5040 2685" draw:points="0,2685 3382,0 5040,2089">
          <text:p/>
        </draw:polyline>
        <draw:polyline draw:style-name="gr5" draw:text-style-name="P2" draw:layer="layout" svg:width="9.525cm" svg:height="4.144cm" draw:transform="skewX (-9.43479443332751E-017) rotate (-0.823097275240526) translate (11.904959946271cm 5.60851198894707cm)" svg:viewBox="0 0 9526 4145" draw:points="0,2748 652,3352 3761,0 8231,4145 9526,2748">
          <text:p/>
        </draw:polyline>
        <draw:line draw:style-name="gr5" draw:text-style-name="P2" draw:layer="layout" svg:x1="16.367cm" svg:y1="13.065cm" svg:x2="14.462cm" svg:y2="13.065cm">
          <text:p/>
        </draw:line>
        <draw:polyline draw:style-name="gr5" draw:text-style-name="P2" draw:layer="layout" svg:width="6.588cm" svg:height="2.701cm" draw:transform="rotate (-2.05163453571933) translate (10.8886636294273cm 8.72676190366564cm)" svg:viewBox="0 0 6589 2702" draw:points="0,2702 5180,0 6589,2702">
          <text:p/>
        </draw:polyline>
        <draw:custom-shape draw:style-name="gr7" draw:text-style-name="P1" draw:layer="layout" svg:width="2.667cm" svg:height="1.397cm" svg:x="9.001cm" svg:y="10.525cm">
          <text:p text:style-name="P1">Clock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255cm" svg:y1="7.477cm" svg:x2="9.255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31T15:31:06.114069979</meta:creation-date>
    <dc:date>2022-05-31T15:56:21.167938813</dc:date>
    <meta:editing-duration>PT4M54S</meta:editing-duration>
    <meta:editing-cycles>2</meta:editing-cycles>
    <meta:generator>LibreOffice/5.3.6.1$Linux_X86_64 LibreOffice_project/30$Build-1</meta:generator>
    <meta:document-statistic meta:object-count="37"/>
  </office:meta>
</office:document-meta>
</file>